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en" fo:country="US"/>
    </style:style>
    <style:style style:name="P99" style:family="paragraph" style:parent-style-name="Heading_20_2">
      <style:text-properties fo:language="ru" fo:country="RU"/>
    </style:style>
    <style:style style:name="P100" style:family="paragraph" style:parent-style-name="Heading_20_2">
      <style:paragraph-properties fo:background-color="#eeeeee">
        <style:background-image/>
      </style:paragraph-properties>
    </style:style>
    <style:style style:name="P101" style:family="paragraph" style:parent-style-name="Heading_20_2">
      <style:paragraph-properties fo:background-color="#eeeeee">
        <style:background-image/>
      </style:paragraph-properties>
      <style:text-properties fo:language="ru" fo:country="RU"/>
    </style:style>
    <style:style style:name="P10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0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52873326604986038"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561512985153736659"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06044658627236242"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8"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2883069183457386496"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text:span><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6">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text:soft-page-break/>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9"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6">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98"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7">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8.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2">старший. </text:span><text:span text:style-name="T2">–</text:span><text:span text:style-name="T2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text:span><text:span text:style-name="T21">о</text:span>н искренне в это верили.</text:p>
      <text:p text:style-name="P1"><text:span text:style-name="T1">–</text:span> Кто рассказал вам это? Эту… глупость?</text:p>
      <text:p text:style-name="P1"><text:span text:style-name="T1">П</text:span><text:span text:style-name="T1">лотину отчуждения прорвало. Жеребята сгрудились передо мной </text:span><text:span text:style-name="T1">и</text:span><text:span text:style-name="T1"> жались к ногам, </text:span><text:span text:style-name="T1">п</text:span><text:span text:style-name="T1">ытаясь спрятаться подо мной. </text:span><text:span text:style-name="T1">З</text:span><text:span text:style-name="T1">ахлёбываясь от торопливости, </text:span><text:span text:style-name="T1">они</text:span><text:span text:style-name="T1"> рассказыв</text:span><text:span text:style-name="T1">али</text:span><text:span text:style-name="T1"> страшные подробности своих снов. </text:span><text:span text:style-name="T1">Мне стал понятен сидящий в них ужас.</text:span></text:p>
      <text:p text:style-name="P1"><text:span text:style-name="T1">И</text:span><text:span text:style-name="T1">х </text:span><text:span text:style-name="T1">кошмары</text:span><text:span text:style-name="T1"> были более-менее похожи, как будто </text:span><text:span text:style-name="T1">им снился один сон на всех. </text:span><text:span text:style-name="T1">Погодная фабрика Клаудсдейла перерабатывала в </text:span><text:span text:style-name="T1">радугу </text:span><text:span text:style-name="T1">жеребят, проваливших лётные экзамены. </text:span><text:span text:style-name="T1">Шокирующие п</text:span><text:span text:style-name="T1">одробности </text:span><text:span text:style-name="T1">истории могли бы <text:s/>свести с ума, не будь </text:span><text:span text:style-name="T1">моя психика</text:span><text:span text:style-name="T1"> закалена тысячелетиями политики.</text:span></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text:soft-page-break/>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ческую энергию, как моя младшая сестрёнка <text:span text:style-name="T5">— и втайне немного завидовала этому</text:span>. Если бы Лун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и закашлялась, выходя из транса. Магическая аура исчезла и она обессиленно бухнулась на колени.</text:p>
      <text:p text:style-name="P3">– К такому я не была готова! Эта гадость пришла не из нашего мира. Тия, в их снах, я видел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text:p>
      <text:p text:style-name="P3">Луну вырвало чёрной слизью. Сестра с трудом поднялась, мотая головой. К огромной моей радости, на меня смотрела прежняя Луна.</text:p>
      <text:p text:style-name="P29"/>
      <text:p text:style-name="P29">&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29"/>
      <text:p text:style-name="P29"/>
      <text:p text:style-name="P50">Откуда-то с окраины парка донёсся еле слышный вопль:</text:p>
      <text:p text:style-name="P50">– Индиго-о-о! Индиго-о-о-о! Домой!! Где эта несносная кобылка?!</text:p>
      <text:p text:style-name="P50">Я вспомнил утреннюю встречу.</text:p>
      <text:p text:style-name="P50">– У меня к тебе просьба от одной весьма бойкой особы.</text:p>
      <text:p text:style-name="P50">– Да? – отвлеклась от мрачных дум аликорница.</text:p>
      <text:p text:style-name="P50">– Некая Индиго Мэдтроттер просила тебя найти её подружку, Шейлу Блюскай. Якобы, она пропала.</text:p>
      <text:p text:style-name="P50">– Шейла? – Селестия тёрла копытом висок, старалась освежить память. – Да-да, помню её.</text:p>
      <text:p text:style-name="P50"/>
      <text:p text:style-name="P50"/>
      <text:p text:style-name="P50">&lt;Индиго Мэдтроттер утратила Шейлу Блюскай. Селестия вспоминает эпизод с Шейлой.&gt;</text:p>
      <text:p text:style-name="P50"/>
      <text:p text:style-name="P50"><text:soft-page-break/>&lt;<text:span text:style-name="T11">(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1">– <text:s/>Мне очень жаль...</text:span>&gt;</text:p>
      <text:p text:style-name="P50"/>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0" text:outline-level="2">Рассказ Селестии <text:span text:style-name="T11">(“1001 ночь”)</text:span></text:h>
      <text:p text:style-name="P4"/>
      <text:p text:style-name="P40"/>
      <text:p text:style-name="P36"><text:soft-page-break/></text:p>
      <text:h text:style-name="P100"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oft-page-break/><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0"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text:soft-page-break/>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0"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oft-page-break/><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oft-page-break/><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0"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text:soft-page-break/>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text:soft-page-break/>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oft-page-break/><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0" text:outline-level="2">В библиотеке замка Селестии</text:h>
      <text:p text:style-name="P71"/>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oft-page-break/><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0" text:outline-level="2"><text:soft-page-break/>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0"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text:soft-page-break/>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oft-page-break/><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0" text:outline-level="2">Сон Макса</text:h>
      <text:p text:style-name="P71"/>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oft-page-break/><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0" text:outline-level="2"><text:soft-page-break/>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100"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oft-page-break/><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oft-page-break/><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oft-page-break/><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oft-page-break/><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oft-page-break/><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0"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oft-page-break/><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0" text:outline-level="2">Первый сон РД. Рекурсия</text:h>
      <text:p text:style-name="P36"/>
      <text:p text:style-name="P36"><text:soft-page-break/>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text:soft-page-break/>Картинка перед глазами Дэш поплыла…</text:p>
      <text:p text:style-name="P36"/>
      <text:h text:style-name="P100"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0"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100"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text:soft-page-break/>“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100"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oft-page-break/><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0" text:outline-level="2">Поиск решения</text:h>
      <text:p text:style-name="P71"/>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100" text:outline-level="2"><text:soft-page-break/>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text:soft-page-break/>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100"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0"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oft-page-break/><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text:soft-page-break/>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text:soft-page-break/>–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text:soft-page-break/>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0"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text:soft-page-break/>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0" text:outline-level="2">След?</text:h>
      <text:p text:style-name="P71"/>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0"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text:span><text:soft-page-break/><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oft-page-break/><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6661481924667760154" text:style-name="L5">
        <text:list-header>
          <text:p text:style-name="P11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0257375" text:continue-numbering="true" text:style-name="L5">
        <text:list-header>
          <text:p text:style-name="P110">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61679" text:continue-numbering="true" text:style-name="L5">
        <text:list-header>
          <text:p text:style-name="P110">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55877" text:continue-numbering="true" text:style-name="L5">
        <text:list-header>
          <text:p text:style-name="P110">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1" text:outline-level="2">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1"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8327146145479573689" text:style-name="L6">
        <text:list-header>
          <text:p text:style-name="P11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8173193152696801498"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0"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text:soft-page-break/>–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text:soft-page-break/>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00"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text:soft-page-break/>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text:soft-page-break/>–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8544039783511249973" text:style-name="L8">
        <text:list-header>
          <text:p text:style-name="P112">(<text:span text:style-name="T17">Луна — как повелительница снов, слышала разговор Макса с Анакорном</text:span>)</text:p>
          <text:p text:style-name="P113"/>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0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text:soft-page-break/></text:p>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08T00:09:12.05</dc:date>
    <meta:editing-duration>P48DT16H18M53S</meta:editing-duration>
    <meta:editing-cycles>2066</meta:editing-cycles>
    <meta:generator>OpenOffice/4.1.1$Win32 OpenOffice.org_project/411m6$Build-9775</meta:generator>
    <dc:creator>макс </dc:creator>
    <meta:document-statistic meta:table-count="0" meta:image-count="0" meta:object-count="0" meta:page-count="123" meta:paragraph-count="2540" meta:word-count="58827" meta:character-count="373920"/>
  </office:meta>
</office:document-meta>
</file>